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700000024477889711C199F0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Calibri" svg:font-family="Calibri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17c381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17c381" style:font-size-complex="14pt"/>
    </style:style>
    <style:style style:name="P3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paragraph-rsid="0017c381" style:font-name-asian="Times New Roman1" style:font-weight-asian="bold" style:font-size-complex="14pt"/>
    </style:style>
    <style:style style:name="P5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17c381" style:font-name-asian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7c381" style:font-name-asian="Times New Roman1" style:font-size-asian="12pt" style:font-weight-asian="bold" style:font-size-complex="12pt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17c381"/>
    </style:style>
    <style:style style:name="P11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7c381" style:font-name-asian="Times New Roman1" style:font-size-complex="14pt"/>
    </style:style>
    <style:style style:name="P12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7c381" style:font-name-asian="Times New Roman1" style:font-size-complex="14pt"/>
    </style:style>
    <style:style style:name="P1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1b0ffd" fo:background-color="#fdfefe" style:font-size-complex="14pt"/>
    </style:style>
    <style:style style:name="P14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7c381" style:font-size-complex="14pt"/>
    </style:style>
    <style:style style:name="P15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17c381" style:font-size-asian="12pt" style:font-size-complex="12pt"/>
    </style:style>
    <style:style style:name="P16" style:family="paragraph" style:parent-style-name="Text_20_body">
      <style:paragraph-properties fo:break-before="page"/>
    </style:style>
    <style:style style:name="P17" style:family="paragraph" style:parent-style-name="Text_20_body">
      <style:text-properties fo:font-weight="bold" officeooo:paragraph-rsid="005f9d94" style:font-weight-asian="bold" style:font-size-complex="14pt" style:font-weight-complex="bold"/>
    </style:style>
    <style:style style:name="P18" style:family="paragraph" style:parent-style-name="Text_20_body">
      <style:text-properties fo:font-style="normal" style:text-underline-style="solid" style:text-underline-width="auto" style:text-underline-color="font-color" fo:font-weight="normal" officeooo:rsid="0067cf1a" officeooo:paragraph-rsid="0067cf1a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7c381" style:font-name-asian="Times New Roman1" style:font-size-complex="14pt"/>
    </style:style>
    <style:style style:name="P20" style:family="paragraph" style:parent-style-name="Heading_20_1">
      <style:text-properties officeooo:paragraph-rsid="006d9440"/>
    </style:style>
    <style:style style:name="P21" style:family="paragraph" style:parent-style-name="Text_20_body" style:list-style-name="L1">
      <style:text-properties officeooo:paragraph-rsid="005f9d94"/>
    </style:style>
    <style:style style:name="P22" style:family="paragraph" style:parent-style-name="Text_20_body" style:list-style-name="L1">
      <style:text-properties officeooo:paragraph-rsid="006c6e25"/>
    </style:style>
    <style:style style:name="P23" style:family="paragraph" style:parent-style-name="Text_20_body">
      <style:paragraph-properties fo:text-align="center" style:justify-single-word="false"/>
      <style:text-properties officeooo:paragraph-rsid="006d9440"/>
    </style:style>
    <style:style style:name="P24" style:family="paragraph" style:parent-style-name="Text_20_body">
      <style:text-properties officeooo:rsid="0071aa3c" officeooo:paragraph-rsid="0071aa3c"/>
    </style:style>
    <style:style style:name="P25" style:family="paragraph" style:parent-style-name="Text_20_body" style:list-style-name="L2">
      <style:text-properties officeooo:rsid="0071aa3c" officeooo:paragraph-rsid="0071aa3c"/>
    </style:style>
    <style:style style:name="P26" style:family="paragraph" style:parent-style-name="Text_20_body">
      <style:text-properties officeooo:rsid="00725037" officeooo:paragraph-rsid="00725037"/>
    </style:style>
    <style:style style:name="P27" style:family="paragraph" style:parent-style-name="Text_20_body" style:list-style-name="L4">
      <style:text-properties officeooo:rsid="00725037" officeooo:paragraph-rsid="00725037"/>
    </style:style>
    <style:style style:name="P28" style:family="paragraph" style:parent-style-name="Text_20_body">
      <style:text-properties officeooo:rsid="007282a5" officeooo:paragraph-rsid="007282a5"/>
    </style:style>
    <style:style style:name="P29" style:family="paragraph" style:parent-style-name="Рисунок">
      <style:paragraph-properties fo:text-align="center" style:justify-single-word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752f12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bold" officeooo:rsid="00752f12" fo:background-color="#ffffff" loext:char-shading-value="0" style:font-name-asian="Calibri" style:font-weight-asian="bold" style:font-name-complex="Times New Roman1" style:font-size-complex="14pt" style:font-weight-complex="bold"/>
    </style:style>
    <style:style style:name="T7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weight-complex="normal"/>
    </style:style>
    <style:style style:name="T9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10" style:family="text">
      <style:text-properties fo:font-weight="bold" style:font-name-asian="Times New Roman1" style:font-weight-asian="bold" style:font-size-complex="14pt"/>
    </style:style>
    <style:style style:name="T11" style:family="text">
      <style:text-properties fo:font-weight="bold" officeooo:rsid="0065686d" style:font-name-asian="Times New Roman1" style:font-weight-asian="bold" style:font-size-complex="14pt"/>
    </style:style>
    <style:style style:name="T12" style:family="text">
      <style:text-properties fo:font-weight="bold" officeooo:rsid="001d1fd5" style:font-weight-asian="bold" style:font-size-complex="14pt" style:font-weight-complex="bold"/>
    </style:style>
    <style:style style:name="T13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4" style:family="text">
      <style:text-properties officeooo:rsid="0012bbd1"/>
    </style:style>
    <style:style style:name="T15" style:family="text">
      <style:text-properties fo:font-weight="normal" officeooo:rsid="001f1e98" style:font-weight-asian="normal" style:font-size-complex="14pt" style:font-weight-complex="normal"/>
    </style:style>
    <style:style style:name="T16" style:family="text">
      <style:text-properties fo:font-weight="normal" officeooo:rsid="0021baa0" style:font-weight-asian="normal" style:font-size-complex="14pt" style:font-weight-complex="normal"/>
    </style:style>
    <style:style style:name="T17" style:family="text">
      <style:text-properties officeooo:rsid="0067cf1a"/>
    </style:style>
    <style:style style:name="T18" style:family="text">
      <style:text-properties officeooo:rsid="0069b33c"/>
    </style:style>
    <style:style style:name="T19" style:family="text">
      <style:text-properties officeooo:rsid="006b994b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799in" draw:visible-area-height="1.9799in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9">МІНІСТЕРСТВО ОСВІТИ І НАУКИ УКРАЇНИ</text:p>
      <text:p text:style-name="P3"><draw:frame draw:style-name="fr3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4">Дніпровський національний університет<text:line-break/>залізничного транспорту імені академіка В. Лазаряна</text:p>
      <text:p text:style-name="P5"/>
      <text:p text:style-name="P6">Кафедра «Комп'ютерні інформаційні технології»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10">Лабораторна робота №</text:span><text:span text:style-name="T11">5</text:span></text:p>
      <text:p text:style-name="P10"><text:span text:style-name="T10"><text:line-break/></text:span><text:span text:style-name="T3">з дисципліни «</text:span><text:span text:style-name="T4">Конструювання програмного забезпечення</text:span><text:span text:style-name="T13">»</text:span></text:p>
      <text:p text:style-name="P9"/>
      <text:p text:style-name="P15"><text:span text:style-name="T5">на тему: </text:span><text:span text:style-name="T7">«Розробка функціональних програм на мові Erlang»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6">Виконав:</text:p>
      <text:p text:style-name="P12">студент гр.ПЗ1911 </text:p>
      <text:p text:style-name="P12">Сафонов Д.Є.</text:p>
      <text:p text:style-name="P12">Прийня<text:span text:style-name="T14">в</text:span>: </text:p>
      <text:p text:style-name="P13">Іванов О.П.</text:p>
      <text:p text:style-name="P14"/>
      <text:p text:style-name="P14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1</text:span></text:p>
      <text:p text:style-name="P16"><text:span text:style-name="T6">Тема.</text:span><text:span text:style-name="T9"> Розробка функціональних програм на мові Erlang</text:span><text:span text:style-name="T8">.</text:span></text:p>
      <text:p text:style-name="P17">Завдання.</text:p>
      <text:p text:style-name="P18">Варіант 11.</text:p>
      <text:list xml:id="list3648591699" text:style-name="L1">
        <text:list-item>
          <text:p text:style-name="P21">Перетворення списків<text:span text:style-name="T17">(3): </text:span><text:span text:style-name="T18">з</text:span><text:span text:style-name="T17">'єднати списки з N і M елементів (за </text:span><text:span text:style-name="T18">елементами першого</text:span><text:span text:style-name="T17"> слідують елементи другого).</text:span></text:p>
        </text:list-item>
        <text:list-item>
          <text:p text:style-name="P22">Обробка кортежів<text:span text:style-name="T19">(5): по вхідному списку, який містить елементи різних типів повернути кортеж, що містить три елементи: кількість чисел, кількість атомів, кількість кортежів вхідного списку.</text:span></text:p>
        </text:list-item>
      </text:list>
      <text:p text:style-name="Text_20_body"><text:span text:style-name="T12">Текст програми. </text:span><text:a xlink:type="simple" xlink:href="https://github.com/dazzlemon/diit_121-ipz_y3_kpz/blob/main/1/src/main.pl" text:style-name="Internet_20_link" text:visited-style-name="Visited_20_Internet_20_Link"><text:span text:style-name="T16">g</text:span></text:a><text:a xlink:type="simple" xlink:href="https://github.com/dazzlemon/diit_121-ipz_y3_kpz/blob/main/2/src/main.pl" text:style-name="Internet_20_link" text:visited-style-name="Visited_20_Internet_20_Link"><text:span text:style-name="T15">ithub</text:span></text:a></text:p>
      <text:h text:style-name="P20" text:outline-level="1">Приклади основних видів термів і процедур зіставлення шаблону</text:h>
      <text:p text:style-name="P24">Шаблон — спосіб розділення термів на більш конкретні підвиди, вони виглядають так само як терми і зіставляються тільки тоді коли терм має такий же вигляд що й шаблон, наприклад:</text:p>
      <text:list xml:id="list2894549129" text:style-name="L2">
        <text:list-item>
          <text:p text:style-name="P25">B = 1.</text:p>
        </text:list-item>
        <text:list-item>
          <text:p text:style-name="P25">2 = 2.</text:p>
        </text:list-item>
        <text:list-item>
          <text:p text:style-name="P25">{ok, C} = {ok, 40}.</text:p>
        </text:list-item>
        <text:list-item>
          <text:p text:style-name="P25">[H|T] = [1, 2, 3,4].</text:p>
        </text:list-item>
      </text:list>
      <text:p text:style-name="P26">У четвертому випадку H = 1, T = [1, 2, 3, 4], через те, що списки можна записати наступними способами:</text:p>
      <text:list xml:id="list1782009642" text:style-name="L4">
        <text:list-item>
          <text:p text:style-name="P27">[1, 2, 3, ..., N]</text:p>
        </text:list-item>
        <text:list-item>
          <text:p text:style-name="P27">[1|[2|[3|[...|[N|[]]]]]]</text:p>
        </text:list-item>
      </text:list>
      <text:p text:style-name="P26">Якщо патерн не зіставляється, то генерується помилка.</text:p>
      <text:h text:style-name="P20" text:outline-level="1">Приклад виконання</text:h>
      <text:p text:style-name="P23"><draw:frame draw:style-name="fr1" draw:name="Frame1" text:anchor-type="as-char" svg:width="5.572in" draw:z-index="1"><draw:text-box fo:min-height="0.3752in"><text:p text:style-name="P29"><draw:frame draw:style-name="fr2" draw:name="Image1" text:anchor-type="paragraph" svg:width="5.572in" style:rel-width="100%" svg:height="0.3752in" style:rel-height="scale" draw:z-index="2"><draw:image xlink:href="Pictures/100000000000021700000024477889711C199F0B.png" xlink:type="simple" xlink:show="embed" xlink:actuate="onLoad" draw:mime-type="image/png"/></draw:frame>Рисунок <text:sequence text:ref-name="refРисунок0" text:name="Рисунок" text:formula="ooow:Рисунок+1" style:num-format="1">1</text:sequence></text:p></draw:text-box></draw:frame></text:p>
      <text:h text:style-name="P20" text:outline-level="1">Аналіз результатів і висновки</text:h>
      <text:p text:style-name="P28">У розробленій програмі демонструється обробка списків із допомогою стандартних функцій(їх реалізації також присутні), таким чином можна винести схожі частини у функції, щоб повторювати менше коду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Calibri" svg:font-family="Calibri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style:contextual-spacing="true" fo:line-height="100%" fo:text-align="justify" style:justify-single-word="false" fo:hyphenation-ladder-count="no-limit" fo:text-indent="0in" style:auto-text-indent="false" style:text-autospace="none"/>
      <style:text-properties style:font-name="Times New Roman" fo:font-family="'Times New Roman'" style:font-family-generic="roman" style:font-pitch="variable" fo:font-size="12pt" fo:language="uk" fo:country="UA" fo:font-weight="normal" officeooo:rsid="004d2852" fo:background-color="#ffffff" style:font-name-asian="Calibri" style:font-family-asian="Calibri" style:font-family-generic-asian="system" style:font-pitch-asian="variable" style:font-size-asian="10.5pt" style:font-weight-asian="normal" style:font-name-complex="Times New Roman1" style:font-family-complex="'Times New Roman'" style:font-family-generic-complex="system" style:font-pitch-complex="variable" style:font-size-complex="12pt" style:font-weight-complex="normal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left="0in" fo:margin-right="0in" fo:margin-top="0.1201in" fo:margin-bottom="0in" style:contextual-spacing="false" fo:text-align="center" style:justify-single-word="false" fo:hyphenation-ladder-count="no-limit" fo:text-indent="0in" style:auto-text-indent="false" style:text-autospace="none"/>
      <style:text-properties style:font-name="Times New Roman" fo:font-family="'Times New Roman'" style:font-family-generic="roman" style:font-pitch="variable" fo:font-size="14pt" fo:language="uk" fo:country="UA" fo:font-weight="bold" officeooo:rsid="002e1b03" fo:background-color="#ffffff" style:font-name-asian="Calibri" style:font-family-asian="Calibri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 fo:hyphenate="false" fo:hyphenation-remain-char-count="2" fo:hyphenation-push-char-count="2" loext:hyphenation-no-caps="fals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Рисунок" style:family="paragraph" style:parent-style-name="Caption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16:42:08.125930015</meta:creation-date>
    <dc:date>2021-10-02T19:39:22.737924797</dc:date>
    <meta:editing-duration>PT2H44M28S</meta:editing-duration>
    <meta:editing-cycles>88</meta:editing-cycles>
    <meta:generator>LibreOffice/7.1.6.2.0$Linux_X86_64 LibreOffice_project/10$Build-2</meta:generator>
    <meta:document-statistic meta:table-count="0" meta:image-count="1" meta:object-count="1" meta:page-count="2" meta:paragraph-count="35" meta:word-count="224" meta:character-count="1528" meta:non-whitespace-character-count="1340"/>
  </office:meta>
</office:document-meta>
</file>